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Calibri" fo:font-size="10pt" fo:font-weight="bold" officeooo:rsid="001c0c62" officeooo:paragraph-rsid="001c0c62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alibri" fo:font-size="10pt" fo:font-weight="normal" officeooo:rsid="002ae041" officeooo:paragraph-rsid="001c0c6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1c0c62"/>
    </style:style>
    <style:style style:name="P4" style:family="paragraph" style:parent-style-name="Standard">
      <style:paragraph-properties fo:line-height="115%" fo:text-align="center" style:justify-single-word="false"/>
      <style:text-properties style:font-name="Calibri" fo:font-size="10pt" fo:font-weight="bold" officeooo:rsid="0029a3a4" officeooo:paragraph-rsid="0029a3a4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libri" fo:font-size="10pt" fo:font-weight="bold" officeooo:rsid="00327370" officeooo:paragraph-rsid="00327370" style:font-size-asian="10pt" style:font-weight-asian="bold" style:font-size-complex="10pt" style:font-weight-complex="bold"/>
    </style:style>
    <style:style style:name="T1" style:family="text">
      <style:text-properties fo:font-weight="normal" officeooo:rsid="0021f4da" style:font-weight-asian="normal" style:font-weight-complex="normal"/>
    </style:style>
    <style:style style:name="T2" style:family="text">
      <style:text-properties fo:font-weight="normal" officeooo:rsid="0022c29c" style:font-weight-asian="normal" style:font-weight-complex="normal"/>
    </style:style>
    <style:style style:name="T3" style:family="text">
      <style:text-properties fo:font-weight="normal" officeooo:rsid="0026167e" style:font-weight-asian="normal" style:font-weight-complex="normal"/>
    </style:style>
    <style:style style:name="T4" style:family="text">
      <style:text-properties fo:font-weight="normal" officeooo:rsid="0026c2f4" style:font-weight-asian="normal" style:font-weight-complex="normal"/>
    </style:style>
    <style:style style:name="T5" style:family="text">
      <style:text-properties fo:font-weight="normal" officeooo:rsid="002ae041" style:font-weight-asian="normal" style:font-weight-complex="normal"/>
    </style:style>
    <style:style style:name="T6" style:family="text">
      <style:text-properties fo:font-weight="normal" officeooo:rsid="002d3ce7" style:font-weight-asian="normal" style:font-weight-complex="normal"/>
    </style:style>
    <style:style style:name="T7" style:family="text">
      <style:text-properties style:font-name="Calibri" fo:font-size="10pt" fo:font-weight="bold" officeooo:rsid="001c0c62" style:font-size-asian="10pt" style:font-weight-asian="bold" style:font-size-complex="10pt" style:font-weight-complex="bold"/>
    </style:style>
    <style:style style:name="T8" style:family="text">
      <style:text-properties style:font-name="Calibri" fo:font-size="10pt" fo:font-weight="normal" officeooo:rsid="001c0c62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normal" officeooo:rsid="002024bf" style:font-size-asian="10pt" style:font-weight-asian="normal" style:font-size-complex="10pt" style:font-weight-complex="normal"/>
    </style:style>
    <style:style style:name="T10" style:family="text">
      <style:text-properties style:font-name="Calibri" fo:font-size="10pt" fo:font-weight="normal" officeooo:rsid="001d0945" style:font-size-asian="10pt" style:font-weight-asian="normal" style:font-size-complex="10pt" style:font-weight-complex="normal"/>
    </style:style>
    <style:style style:name="T11" style:family="text">
      <style:text-properties style:font-name="Calibri" fo:font-size="10pt" fo:font-weight="normal" officeooo:rsid="002d3ce7" style:font-size-asian="10pt" style:font-weight-asian="normal" style:font-size-complex="10pt" style:font-weight-complex="normal"/>
    </style:style>
    <style:style style:name="T12" style:family="text">
      <style:text-properties style:font-name="Calibri" fo:font-size="10pt" fo:font-weight="normal" officeooo:rsid="001d1b3d" style:font-size-asian="10pt" style:font-weight-asian="normal" style:font-size-complex="10pt" style:font-weight-complex="normal"/>
    </style:style>
    <style:style style:name="T13" style:family="text">
      <style:text-properties style:font-name="Calibri" fo:font-size="10pt" fo:font-weight="normal" officeooo:rsid="001e3f49" style:font-size-asian="10pt" style:font-weight-asian="normal" style:font-size-complex="10pt" style:font-weight-complex="normal"/>
    </style:style>
    <style:style style:name="T14" style:family="text">
      <style:text-properties style:font-name="Calibri" fo:font-size="10pt" fo:font-weight="normal" officeooo:rsid="0020de9b" style:font-size-asian="10pt" style:font-weight-asian="normal" style:font-size-complex="10pt" style:font-weight-complex="normal"/>
    </style:style>
    <style:style style:name="T15" style:family="text">
      <style:text-properties style:font-name="Calibri" fo:font-size="10pt" fo:font-weight="normal" officeooo:rsid="0021f4da" style:font-size-asian="10pt" style:font-weight-asian="normal" style:font-size-complex="10pt" style:font-weight-complex="normal"/>
    </style:style>
    <style:style style:name="T16" style:family="text">
      <style:text-properties style:font-name="Calibri" fo:font-size="10pt" fo:font-weight="normal" officeooo:rsid="002ae041" style:font-size-asian="10pt" style:font-weight-asian="normal" style:font-size-complex="10pt" style:font-weight-complex="normal"/>
    </style:style>
    <style:style style:name="T17" style:family="text">
      <style:text-properties style:font-name="Calibri" fo:font-size="10pt" fo:font-weight="normal" officeooo:rsid="002ba7a1" style:font-size-asian="10pt" style:font-weight-asian="normal" style:font-size-complex="10pt" style:font-weight-complex="normal"/>
    </style:style>
    <style:style style:name="T18" style:family="text">
      <style:text-properties style:font-name="Calibri" fo:font-size="10pt" fo:font-weight="normal" officeooo:rsid="002f14f8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nco de Dados I – Projeto final</text:p>
      <text:p text:style-name="P5">PARTE - I</text:p>
      <text:p text:style-name="P1">a) (artefato do tipo texto)</text:p>
      <text:p text:style-name="P3"><text:span text:style-name="T7"><text:tab/></text:span><text:span text:style-name="T8">O sistema abordado será de um gran</text:span><text:span text:style-name="T9">de </text:span><text:span text:style-name="T8">supermercado </text:span><text:span text:style-name="T10">que precisa que seu sistema seja unificado para a</text:span><text:span text:style-name="T11">gilizar</text:span><text:span text:style-name="T10"> a organização e gerenciamento, </text:span><text:span text:style-name="T11">além de aumentar a segurança da empresa</text:span><text:span text:style-name="T12">. Empresas que possuem grande porte precisam que o gereciamento e tudo que ocorra d</text:span><text:span text:style-name="T11">entro de seu ambiente</text:span><text:span text:style-name="T12"> seja controlado por um sistema que os ajudem a manter </text:span><text:span text:style-name="T11">seu negócio</text:span><text:span text:style-name="T12"> funcionando. São muitas mudanças, entradas e saídas, gerenciamento de produtos e pessoas, </text:span><text:span text:style-name="T11">entre outros fatores presentes em empresas </text:span><text:span text:style-name="T12">d</text:span><text:span text:style-name="T11">e</text:span><text:span text:style-name="T12"> larga escala. Sem um sistema automatizado, </text:span><text:span text:style-name="T11">manter o negócio funcinando é quase impossível</text:span><text:span text:style-name="T12">. </text:span><text:span text:style-name="T11">Com esse sistema, s</text:span><text:span text:style-name="T12">erá possível o gerenciamento de produtos podendo ser mantido dados sobre eles como nome, quantidade, descrição sobre o mesmo e entre outras coisas. Os fornecedores </text:span><text:span text:style-name="T13">terão também seus dados mantidos como </text:span><text:span text:style-name="T11">Cadastro Nacional da Pessoa Jurídica</text:span><text:span text:style-name="T13">, nome fantasia, endereço e também quais produtos estão fornecendo </text:span><text:span text:style-name="T9">à</text:span><text:span text:style-name="T13"> empresa, </text:span><text:span text:style-name="T9">a priori essas duas tabelas estarão relacionadas já que muitos produtos poderão ser fornecidos por vários forncedores e é importante que esse controle seja estabelecido.</text:span></text:p>
      <text:p text:style-name="P3"><text:span text:style-name="T9"><text:tab/>Cada produto será separado por categorias, pois serão muitos produtos e </text:span><text:span text:style-name="T14">de </text:span><text:span text:style-name="T9">diversos </text:span><text:span text:style-name="T14">tipos</text:span><text:span text:style-name="T9"> que estar</text:span><text:span text:style-name="T14">ão</text:span><text:span text:style-name="T9"> ali presentes. O tipo será dado por um </text:span><text:span text:style-name="T11">código de </text:span><text:span text:style-name="T9">I</text:span><text:span text:style-name="T11">D, presente</text:span><text:span text:style-name="T9"> na tabela </text:span><text:span text:style-name="T11">[</text:span><text:span text:style-name="T9">produto</text:span><text:span text:style-name="T11">],</text:span><text:span text:style-name="T9"> que irá referenciar a tabela categorias </text:span><text:span text:style-name="T14">separados em comida, eletrodomésticos, entre outros que a empresa necessitar. Haverá também a tabela estoque, pois, <text:s/></text:span><text:span text:style-name="T15">o supermercado terá que manter também informações de todos os produtos ali presentes e disponíveis para a reposição das prateleiras e saber também se o produto está em falta ou não. </text:span><text:span text:style-name="T11">Também estará presente a</text:span><text:span text:style-name="T15"> tabela com as informações do clientes que possuírem o <text:s/>cartão do supermercado, sendo as informações todas as necessárias para que seja segura essa aquisição do cartão tanto para a empresa quanto para o cliente, como nome, C</text:span><text:span text:style-name="T11">PF</text:span><text:span text:style-name="T15">, endereço, contato entre outros dados necessários e/ou possíveis.</text:span></text:p>
      <text:p text:style-name="P1"><text:span text:style-name="T1"><text:tab/>Os cartões também ter</text:span><text:span text:style-name="T2">ão </text:span><text:span text:style-name="T1">a própria tabela para que a organização seja maior e </text:span><text:span text:style-name="T2">seja possível guardar informações <text:s/>do cartão como </text:span><text:span text:style-name="T5">proprietário</text:span><text:span text:style-name="T2">, números do cartão, data de </text:span><text:span text:style-name="T3">validade e sua situação atual </text:span><text:span text:style-name="T6">(</text:span><text:span text:style-name="T3">se o cartão está dísponível para uso ou se está bloqueado</text:span><text:span text:style-name="T6">)</text:span><text:span text:style-name="T3">. As vendas serão registradas também </text:span><text:span text:style-name="T4">em uma tabela, indicando a saída do</text:span><text:span text:style-name="T5">s</text:span><text:span text:style-name="T4"> produto</text:span><text:span text:style-name="T5">s para que a empresa possua o controle e saiba quanto está vendendo de cada produto e, obviamente, para manter o controle sobre sua mercadoria e lucro. Além de ser armazenado o tipo de venda, se foi no débito, crédito, cartão da empresa ou no dinheiro mesmo e as datas em que as vendas foram efetuadas também constaram na tabela ( assim como todas as outras tabelas que terão as colunas “created_at” e “updated_at” e outras colunas podem aparecer, caso necessário.</text:span></text:p>
      <text:p text:style-name="P3"><text:span text:style-name="T16"><text:tab/></text:span><text:span text:style-name="T17">Os funcionários também estarão representados em uma tabela, pois o sistema será capaz de gerenciar os funcionários e os seus dados, seja nome, Registro Geral, Cadastro de Pessoa Física, endereço, salário </text:span><text:span text:style-name="T18">ou</text:span><text:span text:style-name="T17"> o seu cargo. E esse cargo será organizado em outra tabela onde teremos, gerente, caixa, administrador e a</text:span><text:span text:style-name="T18">s demais funções presentes na empresa</text:span><text:span text:style-name="T17">, c</text:span><text:span text:style-name="T18">omo também o</text:span><text:span text:style-name="T17"> setor </text:span><text:span text:style-name="T18">no qual </text:span><text:span text:style-name="T17">ele está localizado. </text:span><text:span text:style-name="T18">Ademais, na tabela [funcionários],</text:span><text:span text:style-name="T17"> tudo será herdado de uma entidade maior que será a entidade Pessoa onde uma pessoa é um funcionário e ele terá um cargo associado, podendo ser parcial ou total. O gerenciamento de setores e cargos será possível ser feito pelo sistema, seja a saída de funcionários, entrada de novos funcionários ou somente a troca de setores que ocorrem dentro da empresa com as mudanças de cargos e salários previstas, podendo assim obter uma boa gestão.</text:span></text:p>
      <text:p text:style-name="P3"><text:span text:style-name="T17"><text:tab/>Em suma o sistema será unificado, capaz de gerenciar os produtos da empresa, categorizá-los e manter o controle de quem são os fornecedores e de quais produtos. O estoque t</text:span><text:span text:style-name="T18">erá suas entradas e saídas</text:span><text:span text:style-name="T17"> gerenciada</text:span><text:span text:style-name="T18">s</text:span><text:span text:style-name="T17">, já que a reposição de prateleiras sempre ocorrerá e é preciso um s</text:span><text:span text:style-name="T18">istema para auxiliar neste processo</text:span><text:span text:style-name="T17">. Será possível manter informações de quem são os clientes e o sobre os seus cartões, </text:span><text:span text:style-name="T18">além da possibilidade de</text:span><text:span text:style-name="T17"> gerenciar funcionários e suas alterações na empresa (como cargo, salário ou setor</text:span><text:span text:style-name="T18">)</text:span><text:span text:style-name="T17">. Além de </text:span><text:span text:style-name="T18">que os </text:span><text:span text:style-name="T17">dados sobre o funcionário p</text:span><text:span text:style-name="T18">odem</text:span><text:span text:style-name="T17"> serem usados caso necessário pela empresa, </text:span><text:span text:style-name="T11">ainda mantendo o contole de quem são eles e quais são suas respectivas funções e responsabilidades dentro da empresa.</text:span></text:p>
      <text:p text:style-name="P2"><text:tab/></text:p>
      <text:p text:style-name="P2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18:39:30.851000000</meta:creation-date>
    <dc:date>2019-11-16T15:02:39.807000000</dc:date>
    <meta:editing-duration>PT34M</meta:editing-duration>
    <meta:editing-cycles>5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0" meta:word-count="707" meta:character-count="4384" meta:non-whitespace-character-count="3674"/>
  </office:meta>
</office:document-meta>
</file>